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nete el Casco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a Foreman + Puppet</text:p>
            <text:p/>
            <text:p/>
            <text:p/>
            <text:p>Comunidad PuppetLabs - Devop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ller Pract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cepto de Automatizacion</text:p>
              </text:list-item>
              <text:list-item>
                <text:p>Herramientas para la Automatizacion</text:p>
              </text:list-item>
              <text:list-item>
                <text:p>Instalacion y Configuracion de Puppet</text:p>
              </text:list-item>
              <text:list-item>
                <text:p>Instalacion y Configuracion de Forema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23:13:46.190728556</meta:creation-date>
    <dc:date>2015-03-19T23:23:48.617496343</dc:date>
    <meta:editing-duration>PT36S</meta:editing-duration>
    <meta:editing-cycles>1</meta:editing-cycles>
    <meta:document-statistic meta:object-count="33"/>
    <meta:generator>LibreOffice/4.3.6.2$Linux_X86_64 LibreOffice_project/430$Build-2</meta:generator>
  </office:meta>
</office:document-meta>
</file>